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E</mi>
      <mrow>
        <mi/>
        <mo stretchy="false">=</mo>
        <mi/>
      </mrow>
      <mo stretchy="false">ℏ</mo>
      <mo stretchy="false">ω</mo>
      <mrow>
        <mi/>
        <mo stretchy="false">=</mo>
        <mi/>
      </mrow>
      <mfrac>
        <mrow>
          <msup>
            <mo stretchy="false">ℏ</mo>
            <mn>2</mn>
          </msup>
          <msup>
            <mi>k</mi>
            <mn>2</mn>
          </msup>
        </mrow>
        <mrow>
          <mn>2</mn>
          <mi>m</mi>
        </mrow>
      </mfrac>
      <mi/>
      <mo stretchy="false">⇔</mo>
      <mi/>
      <mo stretchy="false">ω</mo>
      <mrow>
        <mi/>
        <mo stretchy="false">=</mo>
        <mi/>
      </mrow>
      <mo stretchy="false">ω</mo>
      <mrow>
        <mo stretchy="false">(</mo>
        <mrow>
          <mi>k</mi>
        </mrow>
        <mo stretchy="false">)</mo>
      </mrow>
      <mrow>
        <mi/>
        <mo stretchy="false">=</mo>
        <mi/>
      </mrow>
      <mfrac>
        <mrow>
          <mo stretchy="false">ℏ</mo>
          <msup>
            <mi>k</mi>
            <mn>2</mn>
          </msup>
        </mrow>
        <mrow>
          <mn>2</mn>
          <mi>m</mi>
        </mrow>
      </mfrac>
    </mrow>
    <annotation encoding="StarMath 5.0">E `=` hbar %iomega `=` {hbar^2 k^2} over {2 m} ~dlrarrow~ %iomega `=` %iomega (k) `=` {hbar k^2} over {2 m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22:38:02.330000000</meta:creation-date>
    <meta:generator>LibreOffice/4.1.4.2$Windows_x86 LibreOffice_project/0a0440ccc0227ad9829de5f46be37cfb6edcf72</meta:generator>
  </office:meta>
</office:document-meta>
</file>